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1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9" style:family="table-cell" style:data-style-name="N0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2.E7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E5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3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#ffffff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shadow="none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55d51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67dd4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3af26f" officeooo:paragraph-rsid="003ccfeb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c1514" officeooo:paragraph-rsid="001c1514" style:font-name-asian="Times New Roman1" style:font-size-asian="12pt" style:font-name-complex="Times New Roman1" style:font-size-complex="12pt"/>
    </style:style>
    <style:style style:name="P12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14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officeooo:rsid="00221ac5" officeooo:paragraph-rsid="00221ac5"/>
    </style:style>
    <style:style style:name="P16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17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1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1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39975"/>
    </style:style>
    <style:style style:name="P2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2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67dd4"/>
    </style:style>
    <style:style style:name="P22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27" style:family="paragraph" style:parent-style-name="Standard">
      <style:text-properties officeooo:paragraph-rsid="002179da"/>
    </style:style>
    <style:style style:name="P28" style:family="paragraph" style:parent-style-name="Standard">
      <style:text-properties officeooo:rsid="00221ac5" officeooo:paragraph-rsid="00221ac5"/>
    </style:style>
    <style:style style:name="P29" style:family="paragraph" style:parent-style-name="Standard">
      <style:text-properties officeooo:rsid="00221ac5" officeooo:paragraph-rsid="00230352"/>
    </style:style>
    <style:style style:name="P30" style:family="paragraph" style:parent-style-name="Standard">
      <style:text-properties officeooo:rsid="00221ac5" officeooo:paragraph-rsid="00240690"/>
    </style:style>
    <style:style style:name="P3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96" officeooo:paragraph-rsid="0023829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7e7b" officeooo:paragraph-rsid="00267e7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24bf" officeooo:paragraph-rsid="002c24b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4abb" officeooo:paragraph-rsid="00474a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8bee" officeooo:paragraph-rsid="004a8b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58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59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60" style:family="paragraph" style:parent-style-name="Footnote">
      <style:text-properties officeooo:rsid="003ccfeb" officeooo:paragraph-rsid="003ccfeb"/>
    </style:style>
    <style:style style:name="P6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3af26f" officeooo:paragraph-rsid="003ccfeb"/>
    </style:style>
    <style:style style:name="P6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44a6c7" officeooo:paragraph-rsid="0044a6c7"/>
    </style:style>
    <style:style style:name="P63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5b4820"/>
    </style:style>
    <style:style style:name="P6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8d9" officeooo:paragraph-rsid="004ac8d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6865" officeooo:paragraph-rsid="004c686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a1b6" officeooo:paragraph-rsid="004ea1b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faa9" officeooo:paragraph-rsid="004ffaa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70c" officeooo:paragraph-rsid="0052970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d0e5" officeooo:paragraph-rsid="0055d0e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db87" officeooo:paragraph-rsid="0055db8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d561" officeooo:paragraph-rsid="0057d56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fo:font-weight="normal" officeooo:rsid="00230352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Arial" fo:font-size="12pt" fo:font-weight="normal" officeooo:rsid="00240690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Arial" fo:font-size="12pt" fo:font-weight="normal" officeooo:rsid="00383d00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fo:font-size="12pt" fo:font-weight="normal" officeooo:rsid="00387111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Arial" fo:font-size="12pt" fo:font-weight="normal" officeooo:rsid="00414ff0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Arial" fo:font-size="12pt" fo:font-weight="normal" officeooo:rsid="00464ec4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Arial" fo:font-size="12pt" fo:font-weight="normal" officeooo:rsid="0046713d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Arial" fo:font-size="12pt" fo:font-weight="normal" officeooo:rsid="005b4820" style:font-name-asian="Times New Roman1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20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21" style:family="text">
      <style:text-properties style:font-name="Arial" style:font-name-asian="Times New Roman1" style:font-name-complex="Times New Roman1"/>
    </style:style>
    <style:style style:name="T22" style:family="text">
      <style:text-properties style:font-name="Arial" officeooo:rsid="001c1514" style:font-name-asian="Times New Roman1" style:font-name-complex="Times New Roman1"/>
    </style:style>
    <style:style style:name="T23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24" style:family="text">
      <style:text-properties style:font-name-asian="Times New Roman1" style:font-name-complex="Times New Roman1"/>
    </style:style>
    <style:style style:name="T25" style:family="text">
      <style:text-properties officeooo:rsid="001b460a" style:font-name-asian="Times New Roman1" style:font-name-complex="Times New Roman1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27" style:family="text">
      <style:text-properties fo:font-variant="normal" fo:text-transform="none" fo:color="#000000" loext:opacity="100%" style:font-name="Arial" fo:font-size="12pt" fo:letter-spacing="normal" fo:font-style="normal" officeooo:rsid="001978b3" style:font-size-asian="12pt" style:font-size-complex="12pt"/>
    </style:style>
    <style:style style:name="T28" style:family="text">
      <style:text-properties officeooo:rsid="001cbef8" style:font-size-asian="12pt" style:font-weight-asian="normal" style:font-size-complex="12pt" style:font-weight-complex="normal"/>
    </style:style>
    <style:style style:name="T29" style:family="text">
      <style:text-properties officeooo:rsid="002179da"/>
    </style:style>
    <style:style style:name="T30" style:family="text">
      <style:text-properties officeooo:rsid="00230352"/>
    </style:style>
    <style:style style:name="T31" style:family="text">
      <style:text-properties officeooo:rsid="0023ab62"/>
    </style:style>
    <style:style style:name="T32" style:family="text">
      <style:text-properties officeooo:rsid="00240690"/>
    </style:style>
    <style:style style:name="T33" style:family="text">
      <style:text-properties officeooo:rsid="00290d9e"/>
    </style:style>
    <style:style style:name="T34" style:family="text">
      <style:text-properties officeooo:rsid="002fe707"/>
    </style:style>
    <style:style style:name="T35" style:family="text">
      <style:text-properties officeooo:rsid="0031e23e"/>
    </style:style>
    <style:style style:name="T36" style:family="text">
      <style:text-properties style:text-position="sub 58%" officeooo:rsid="0031e23e"/>
    </style:style>
    <style:style style:name="T37" style:family="text">
      <style:text-properties style:text-position="sub 58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8" style:family="text">
      <style:text-properties style:text-position="0% 100%" officeooo:rsid="0031e23e"/>
    </style:style>
    <style:style style:name="T39" style:family="text">
      <style:text-properties style:text-position="0% 100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40" style:family="text">
      <style:text-properties style:text-position="0% 100%" style:font-name="Arial" fo:font-size="12pt" fo:font-weight="normal" officeooo:rsid="00367dd4" style:font-name-asian="Times New Roman1" style:font-size-asian="12pt" style:font-weight-asian="normal" style:font-name-complex="Times New Roman1" style:font-size-complex="12pt" style:font-weight-complex="normal"/>
    </style:style>
    <style:style style:name="T41" style:family="text">
      <style:text-properties style:text-position="0% 100%" officeooo:rsid="00339975"/>
    </style:style>
    <style:style style:name="T42" style:family="text">
      <style:text-properties style:text-position="0% 100%" officeooo:rsid="00345e1a"/>
    </style:style>
    <style:style style:name="T43" style:family="text">
      <style:text-properties style:text-position="0% 100%" officeooo:rsid="00355d51"/>
    </style:style>
    <style:style style:name="T44" style:family="text">
      <style:text-properties style:text-position="0% 100%" officeooo:rsid="00367dd4"/>
    </style:style>
    <style:style style:name="T45" style:family="text">
      <style:text-properties style:text-position="0% 100%" officeooo:rsid="005a0e3d"/>
    </style:style>
    <style:style style:name="T46" style:family="text">
      <style:text-properties style:text-position="super 58%"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47" style:family="text">
      <style:text-properties fo:color="#6a8759" loext:opacity="100%" style:font-name="JetBrains Mono" fo:font-size="12pt" fo:font-style="normal" fo:font-weight="normal" style:font-size-asian="12pt" style:font-style-asian="normal" style:font-weight-asian="normal"/>
    </style:style>
    <style:style style:name="T48" style:family="text">
      <style:text-properties fo:color="#6a8759" loext:opacity="100%" style:font-name="JetBrains Mono" fo:font-size="12pt" fo:font-style="normal" fo:font-weight="normal" officeooo:rsid="005b4820" style:font-size-asian="12pt" style:font-style-asian="normal" style:font-weight-asian="normal"/>
    </style:style>
    <style:style style:name="T49" style:family="text">
      <style:text-properties fo:color="#6a8759" loext:opacity="100%" style:font-name="JetBrains Mono" fo:font-size="12pt" fo:font-style="normal" fo:font-weight="normal" officeooo:rsid="005b4820" style:font-name-asian="Times New Roman1" style:font-size-asian="12pt" style:font-style-asian="normal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INIMAL COLOR SUM</text:p>
      <text:p text:style-name="P22"/>
      <text:p text:style-name="P57">Seminarski rad u okviru kursa<text:line-break/>Računarska inteligencija<text:line-break/>Matematički fakultet </text:p>
      <text:p text:style-name="P22"/>
      <text:p text:style-name="P25">Marija Papović, Luka Miletić</text:p>
      <text:p text:style-name="P23"/>
      <text:p text:style-name="P23"/>
      <text:p text:style-name="P58"/>
      <text:p text:style-name="P59"/>
      <text:p text:style-name="P13">Uvod</text:p>
      <text:p text:style-name="P26"/>
      <text:p text:style-name="P26"/>
      <text:p text:style-name="P26"/>
      <text:p text:style-name="normal"><text:span text:style-name="T28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26">Problem </text:span><text:span text:style-name="T27">minimalne sume bojenja grafova </text:span><text:span text:style-name="T26">(MSCP) je NP-</text:span><text:span text:style-name="T27">težak</text:span><text:span text:style-name="T26"> problem izveden iz problema bojenja gra</text:span><text:span text:style-name="T27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"/>
      <text:p text:style-name="P1"><text:span text:style-name="T24">Zadatak ovog problema je pronaći pravilno bojenje čvorova grafa koristeći boje predstavljene prirodnim brojevima {1, 2, ...}, tako da zbir boja dodeljenih čvorovima bude minimalan, </text:span><text:span text:style-name="T25">a da nikoja dva susedna čvorova nisu obojena u istu boj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Opšti rad I opis algoritma</text:p>
      <text:p text:style-name="P14"/>
      <text:p text:style-name="P14"><text:tab/></text:p>
      <text:p text:style-name="P16"><text:span text:style-name="T23"><text:s text:c="3"/></text:span><text:span text:style-name="T21">Algoritmi koji su implementirani za ovaj problem pod</text:span><text:span text:style-name="T22">eljeni </text:span><text:span text:style-name="T21">su u dv</text:span><text:span text:style-name="T22">e grupe</text:span><text:span text:style-name="T21">. Prvu </text:span><text:span text:style-name="T22">grupu</text:span><text:span text:style-name="T21"> </text:span><text:span text:style-name="T22">či</text:span><text:span text:style-name="T21">ne pohlepni algoritmi, a drugi </text:span><text:span text:style-name="T22">metaheuristike.</text:span></text:p>
      <text:p text:style-name="P11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p>
      <text:p text:style-name="P17"><text:span text:style-name="T19"><text:line-break/></text:span><text:span text:style-name="T20">Kod pohlebnog algoritma koristićemo branch and bound pretragu, to jest pretragu sa odsecanjem.</text:span></text:p>
      <text:p text:style-name="P12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<text:soft-page-break/><text:span text:style-name="T6">Testiranja su vršena na računaru sa procesorom Intel Core i5-82</text:span><text:span text:style-name="T12">50</text:span><text:span text:style-name="T6">U</text:span><text:span text:style-name="T13">(8)</text:span><text:span text:style-name="T6"> </text:span><text:span text:style-name="T12">3</text:span><text:span text:style-name="T6">.</text:span><text:span text:style-name="T12">4</text:span><text:span text:style-name="T6"> GHz i 8GB RAM memorije.</text:span></text:p>
      <text:p text:style-name="P62"><text:span text:style-name="T6">T</text:span><text:span text:style-name="T5">estirane su sve metode nad svim instancama preuzetim iz literature.</text:span></text:p>
      <text:p text:style-name="P62"><text:span text:style-name="T5">Svaka metoda je pozvana 5 puta nad svakom instancom, pri cemu je zabelezno ukupno vreme izvrsavanja tih pet iteracija(total time), prosecno vreme izvrsavanja jedne iteracije(avarage time), prosecna resenj</text:span><text:span text:style-name="T16">a</text:span><text:span text:style-name="T5"> koja su dobijena kao rezultat izvrsavanja metode(</text:span><text:span text:style-name="T17">ava</text:span><text:span text:style-name="T5">rage value) I najbolje resenje koje je metoda izracunala tokom tih 5 iteracija(best value).</text:span></text:p>
      <text:p text:style-name="P61"><text:span text:style-name="T6">P</text:span><text:span text:style-name="T5">ri testiranju instanci grupe 1, koji imaju manje od 100 cvorova u grafu, kod metoda lokalne pretrage I simuliranog kaljena, kao nacin trazenja suseda koriscen je pristup zasnovan na zameni</text:span><text:span text:style-name="T46"><text:note text:id="ftn1" text:note-class="footnote"><text:note-citation>1</text:note-citation><text:note-body><text:p text:style-name="P60">Iz slajdova genetsko programiranje, prof.Aleksandar Kartelj</text:p></text:note-body></text:note></text:span><text:span text:style-name="T5">. A kod testiranja instanci grupe 2, koji imaju vise od 100 cvorova u grafu, kao nacin trazenja suseda kori</text:span><text:span text:style-name="T14">s</text:span><text:span text:style-name="T5">cen je pristup zasnovan na mesanju</text:span><text:span text:style-name="T5"><text:note text:id="ftn2" text:note-class="footnote"><text:note-citation>2</text:note-citation><text:note-body><text:p text:style-name="P60">Iz slajdova genetsko programiranje, prof.Aleksandar Kartelj</text:p></text:note-body></text:note></text:span><text:span text:style-name="T5"> jer obezbedjuje intenzivniju promenu </text:span><text:span text:style-name="T15">resenja</text:span><text:span text:style-name="T5">(sto je pogodno za tako velike instance)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1"><text:soft-page-break/><text:span text:style-name="T6">G</text:span><text:span text:style-name="T5">rupa 1: n &lt; 100</text:span></text:p>
      <text:p text:style-name="P20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ext:p text:style-name="P21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7">sol</text:span><text:span text:style-name="T39">= </text:span><text:span text:style-name="T40">62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36">Method name</text:p>
          </table:table-cell>
          <table:table-cell table:style-name="Table1.A1" office:value-type="string">
            <text:p text:style-name="P36">Total time(sec)</text:p>
          </table:table-cell>
          <table:table-cell table:style-name="Table1.A1" office:value-type="string">
            <text:p text:style-name="P36">Average time(sec)</text:p>
          </table:table-cell>
          <table:table-cell table:style-name="Table1.A1" office:value-type="string">
            <text:p text:style-name="P36">Average value</text:p>
          </table:table-cell>
          <table:table-cell table:style-name="Table1.A1" office:value-type="string">
            <text:p text:style-name="P36">Best value</text:p>
          </table:table-cell>
        </table:table-row>
        <table:table-row>
          <table:table-cell table:style-name="Table1.A2" office:value-type="string">
            <text:p text:style-name="P32">Brute force</text:p>
          </table:table-cell>
          <table:table-cell table:style-name="Table1.A2" office:value-type="string">
            <text:p text:style-name="P36">-</text:p>
          </table:table-cell>
          <table:table-cell table:style-name="Table1.A2" office:value-type="string">
            <text:p text:style-name="P36">-</text:p>
          </table:table-cell>
          <table:table-cell table:style-name="Table1.A2" office:value-type="string">
            <text:p text:style-name="P36">-</text:p>
          </table:table-cell>
          <table:table-cell table:style-name="Table1.A2" office:value-type="string">
            <text:p text:style-name="P36">-</text:p>
          </table:table-cell>
        </table:table-row>
        <table:table-row>
          <table:table-cell table:style-name="Table1.A2" office:value-type="string">
            <text:p text:style-name="P32">Local search</text:p>
          </table:table-cell>
          <table:table-cell table:style-name="Table1.B3" office:value-type="float" office:value="31.62">
            <text:p text:style-name="P40">31.62</text:p>
          </table:table-cell>
          <table:table-cell table:style-name="Table1.B3" office:value-type="float" office:value="6.324">
            <text:p text:style-name="P44">6.32</text:p>
          </table:table-cell>
          <table:table-cell table:style-name="Table1.B3" office:value-type="float" office:value="62">
            <text:p text:style-name="P36">62</text:p>
          </table:table-cell>
          <table:table-cell table:style-name="Table1.E3" office:value-type="float" office:value="62">
            <text:p text:style-name="P36">62</text:p>
          </table:table-cell>
        </table:table-row>
        <table:table-row>
          <table:table-cell table:style-name="Table1.A2" office:value-type="string">
            <text:p text:style-name="P32">Simulated annealing</text:p>
          </table:table-cell>
          <table:table-cell table:style-name="Table1.B3" office:value-type="float" office:value="31.056">
            <text:p text:style-name="P36">31.06</text:p>
          </table:table-cell>
          <table:table-cell table:style-name="Table1.B3" office:value-type="float" office:value="6.212">
            <text:p text:style-name="P44">6.21</text:p>
          </table:table-cell>
          <table:table-cell table:style-name="Table1.B3" office:value-type="float" office:value="62">
            <text:p text:style-name="P36">62</text:p>
          </table:table-cell>
          <table:table-cell table:style-name="Table1.E3" office:value-type="float" office:value="62">
            <text:p text:style-name="P36">62</text:p>
          </table:table-cell>
        </table:table-row>
        <table:table-row>
          <table:table-cell table:style-name="Table1.A2" office:value-type="string">
            <text:p text:style-name="P32">VNS(k_max = 3)</text:p>
          </table:table-cell>
          <table:table-cell table:style-name="Table1.B3" office:value-type="float" office:value="73.176">
            <text:p text:style-name="P36">73.18</text:p>
          </table:table-cell>
          <table:table-cell table:style-name="Table1.B3" office:value-type="float" office:value="14.636">
            <text:p text:style-name="P44">14.64</text:p>
          </table:table-cell>
          <table:table-cell table:style-name="Table1.B3" office:value-type="float" office:value="62">
            <text:p text:style-name="P36">62</text:p>
          </table:table-cell>
          <table:table-cell table:style-name="Table1.E3" office:value-type="float" office:value="62">
            <text:p text:style-name="P36">62</text:p>
          </table:table-cell>
        </table:table-row>
        <table:table-row>
          <table:table-cell table:style-name="Table1.A2" office:value-type="string">
            <text:p text:style-name="P32">VNS(k_max = 5)</text:p>
          </table:table-cell>
          <table:table-cell table:style-name="Table1.A2" office:value-type="string">
            <text:p text:style-name="P65">133.51</text:p>
          </table:table-cell>
          <table:table-cell table:style-name="Table1.A2" office:value-type="string">
            <text:p text:style-name="P65">26.70</text:p>
          </table:table-cell>
          <table:table-cell table:style-name="Table1.A2" office:value-type="string">
            <text:p text:style-name="P65">62</text:p>
          </table:table-cell>
          <table:table-cell table:style-name="Table1.E6" office:value-type="string">
            <text:p text:style-name="P65">62</text:p>
          </table:table-cell>
        </table:table-row>
        <table:table-row>
          <table:table-cell table:style-name="Table1.A2" office:value-type="string">
            <text:p text:style-name="P32">Genetic (roulette)</text:p>
          </table:table-cell>
          <table:table-cell table:style-name="Table1.B3" office:value-type="float" office:value="41.127">
            <text:p text:style-name="P44">41.13</text:p>
          </table:table-cell>
          <table:table-cell table:style-name="Table1.B3" office:value-type="float" office:value="8.226">
            <text:p text:style-name="P44">8.23</text:p>
          </table:table-cell>
          <table:table-cell table:style-name="Table1.B3" office:value-type="float" office:value="62">
            <text:p text:style-name="P36">62</text:p>
          </table:table-cell>
          <table:table-cell table:style-name="Table1.E3" office:value-type="float" office:value="62">
            <text:p text:style-name="P36">62</text:p>
          </table:table-cell>
        </table:table-row>
        <table:table-row>
          <table:table-cell table:style-name="Table1.A2" office:value-type="string">
            <text:p text:style-name="P32">Genetic (tournament)</text:p>
          </table:table-cell>
          <table:table-cell table:style-name="Table1.B3" office:value-type="float" office:value="60.732">
            <text:p text:style-name="P44">60.73</text:p>
          </table:table-cell>
          <table:table-cell table:style-name="Table1.B3" office:value-type="float" office:value="12.146">
            <text:p text:style-name="P44">12.15</text:p>
          </table:table-cell>
          <table:table-cell table:style-name="Table1.B3" office:value-type="float" office:value="62">
            <text:p text:style-name="P36">62</text:p>
          </table:table-cell>
          <table:table-cell table:style-name="Table1.E3" office:value-type="float" office:value="62">
            <text:p text:style-name="P36">62</text:p>
          </table:table-cell>
        </table:table-row>
        <table:table-row>
          <table:table-cell table:style-name="Table1.A9" office:value-type="string">
            <text:p text:style-name="P32">Hybrid (ga + sa)</text:p>
          </table:table-cell>
          <table:table-cell table:style-name="Table1.B9" office:value-type="float" office:value="75.928">
            <text:p text:style-name="P44">75.93</text:p>
          </table:table-cell>
          <table:table-cell table:style-name="Table1.B9" office:value-type="float" office:value="15.186">
            <text:p text:style-name="P44">15.19</text:p>
          </table:table-cell>
          <table:table-cell table:style-name="Table1.B9" office:value-type="float" office:value="62">
            <text:p text:style-name="P44">62</text:p>
          </table:table-cell>
          <table:table-cell table:style-name="Table1.E9" office:value-type="float" office:value="62">
            <text:p text:style-name="P36">62</text:p>
          </table:table-cell>
        </table:table-row>
      </table:table>
      <text:p text:style-name="P5"/>
      <text:p text:style-name="P7">Instance: mug88_25 (<text:span text:style-name="T33">n=</text:span>88, <text:span text:style-name="T33">m=</text:span>146)</text:p>
      <text:p text:style-name="P9">IBM ILOG CPLEX 12.8 egzaktn<text:span text:style-name="T35">i</text:span> rešavač: <text:span text:style-name="T35">Optimalno resenje za ovu instancu je OPT</text:span><text:span text:style-name="T36">sol</text:span><text:span text:style-name="T38">= </text:span><text:span text:style-name="T44">178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37">Method name</text:p>
          </table:table-cell>
          <table:table-cell table:style-name="Table2.A1" office:value-type="string">
            <text:p text:style-name="P37">Total time(sec)</text:p>
          </table:table-cell>
          <table:table-cell table:style-name="Table2.A1" office:value-type="string">
            <text:p text:style-name="P37">Average time(sec)</text:p>
          </table:table-cell>
          <table:table-cell table:style-name="Table2.A1" office:value-type="string">
            <text:p text:style-name="P37">Average value</text:p>
          </table:table-cell>
          <table:table-cell table:style-name="Table2.A1" office:value-type="string">
            <text:p text:style-name="P37">Best value</text:p>
          </table:table-cell>
        </table:table-row>
        <table:table-row>
          <table:table-cell table:style-name="Table2.A2" office:value-type="string">
            <text:p text:style-name="P33">Brute force</text:p>
          </table:table-cell>
          <table:table-cell table:style-name="Table2.A2" office:value-type="string">
            <text:p text:style-name="P37">-</text:p>
          </table:table-cell>
          <table:table-cell table:style-name="Table2.A2" office:value-type="string">
            <text:p text:style-name="P46">-</text:p>
          </table:table-cell>
          <table:table-cell table:style-name="Table2.A2" office:value-type="string">
            <text:p text:style-name="P37">-</text:p>
          </table:table-cell>
          <table:table-cell table:style-name="Table2.A2" office:value-type="string">
            <text:p text:style-name="P37">-</text:p>
          </table:table-cell>
        </table:table-row>
        <table:table-row>
          <table:table-cell table:style-name="Table2.A2" office:value-type="string">
            <text:p text:style-name="P33">Local search</text:p>
          </table:table-cell>
          <table:table-cell table:style-name="Table2.B3" office:value-type="float" office:value="169.036">
            <text:p text:style-name="P46">169.04</text:p>
          </table:table-cell>
          <table:table-cell table:style-name="Table2.B3" office:value-type="float" office:value="33.808">
            <text:p text:style-name="P46">33.81</text:p>
          </table:table-cell>
          <table:table-cell table:style-name="Table2.B3" office:value-type="float" office:value="180.2">
            <text:p text:style-name="P46">180.2</text:p>
          </table:table-cell>
          <table:table-cell table:style-name="Table2.B3" office:value-type="float" office:value="179">
            <text:p text:style-name="P46">179</text:p>
          </table:table-cell>
        </table:table-row>
        <table:table-row>
          <table:table-cell table:style-name="Table2.A2" office:value-type="string">
            <text:p text:style-name="P33">Simulated annealing</text:p>
          </table:table-cell>
          <table:table-cell table:style-name="Table2.B3" office:value-type="float" office:value="164.054">
            <text:p text:style-name="P46">164.05</text:p>
          </table:table-cell>
          <table:table-cell table:style-name="Table2.B3" office:value-type="float" office:value="32.81">
            <text:p text:style-name="P46">32.81</text:p>
          </table:table-cell>
          <table:table-cell table:style-name="Table2.B3" office:value-type="float" office:value="180">
            <text:p text:style-name="P46">180</text:p>
          </table:table-cell>
          <table:table-cell table:style-name="Table2.B3" office:value-type="float" office:value="179">
            <text:p text:style-name="P46">179</text:p>
          </table:table-cell>
        </table:table-row>
        <table:table-row>
          <table:table-cell table:style-name="Table2.A2" office:value-type="string">
            <text:p text:style-name="P33">VNS(k_max = 3)</text:p>
          </table:table-cell>
          <table:table-cell table:style-name="Table2.B3" office:value-type="float" office:value="330.871">
            <text:p text:style-name="P46">330.87</text:p>
          </table:table-cell>
          <table:table-cell table:style-name="Table2.B3" office:value-type="float" office:value="66.174">
            <text:p text:style-name="P45">66.17</text:p>
          </table:table-cell>
          <table:table-cell table:style-name="Table2.B3" office:value-type="float" office:value="180">
            <text:p text:style-name="P46">180</text:p>
          </table:table-cell>
          <table:table-cell table:style-name="Table2.B3" office:value-type="float" office:value="180">
            <text:p text:style-name="P46">180</text:p>
          </table:table-cell>
        </table:table-row>
        <table:table-row>
          <table:table-cell table:style-name="Table2.A2" office:value-type="string">
            <text:p text:style-name="P33">VNS(k_max = 5)</text:p>
          </table:table-cell>
          <table:table-cell table:style-name="Table2.A2" office:value-type="string">
            <text:p text:style-name="P46">688.486</text:p>
          </table:table-cell>
          <table:table-cell table:style-name="Table2.A2" office:value-type="string">
            <text:p text:style-name="P41">137.<text:span text:style-name="T29">68</text:span></text:p>
          </table:table-cell>
          <table:table-cell table:style-name="Table2.A2" office:value-type="string">
            <text:p text:style-name="P46">178.6</text:p>
          </table:table-cell>
          <table:table-cell table:style-name="Table2.E6" office:value-type="string">
            <text:p text:style-name="P46">178</text:p>
          </table:table-cell>
        </table:table-row>
        <table:table-row>
          <table:table-cell table:style-name="Table2.A2" office:value-type="string">
            <text:p text:style-name="P33">Genetic (roulette)</text:p>
          </table:table-cell>
          <table:table-cell table:style-name="Table2.B3" office:value-type="float" office:value="207.786">
            <text:p text:style-name="P46">207.79</text:p>
          </table:table-cell>
          <table:table-cell table:style-name="Table2.B3" office:value-type="float" office:value="41.558">
            <text:p text:style-name="P46">41.56</text:p>
          </table:table-cell>
          <table:table-cell table:style-name="Table2.B3" office:value-type="float" office:value="179.4">
            <text:p text:style-name="P46">179.4</text:p>
          </table:table-cell>
          <table:table-cell table:style-name="Table2.E7" office:value-type="float" office:value="178">
            <text:p text:style-name="P46">178</text:p>
          </table:table-cell>
        </table:table-row>
        <table:table-row>
          <table:table-cell table:style-name="Table2.A2" office:value-type="string">
            <text:p text:style-name="P33">Genetic (tournament)</text:p>
          </table:table-cell>
          <table:table-cell table:style-name="Table2.B3" office:value-type="float" office:value="369.13">
            <text:p text:style-name="P46">369.13</text:p>
          </table:table-cell>
          <table:table-cell table:style-name="Table2.B3" office:value-type="float" office:value="73.83">
            <text:p text:style-name="P46">73.83</text:p>
          </table:table-cell>
          <table:table-cell table:style-name="Table2.B3" office:value-type="float" office:value="178.8">
            <text:p text:style-name="P46">178.8</text:p>
          </table:table-cell>
          <table:table-cell table:style-name="Table2.E7" office:value-type="float" office:value="178">
            <text:p text:style-name="P46">178</text:p>
          </table:table-cell>
        </table:table-row>
        <table:table-row>
          <table:table-cell table:style-name="Table2.A9" office:value-type="string">
            <text:p text:style-name="P33">Hybrid (ga + sa)</text:p>
          </table:table-cell>
          <table:table-cell table:style-name="Table2.B9" office:value-type="float" office:value="376.968">
            <text:p text:style-name="P46">376.97</text:p>
          </table:table-cell>
          <table:table-cell table:style-name="Table2.B9" office:value-type="float" office:value="75.394">
            <text:p text:style-name="P46">75.39</text:p>
          </table:table-cell>
          <table:table-cell table:style-name="Table2.D9" office:value-type="string">
            <text:p text:style-name="P46">178.4</text:p>
          </table:table-cell>
          <table:table-cell table:style-name="Table2.E9" office:value-type="string">
            <text:p text:style-name="P46">178</text:p>
          </table:table-cell>
        </table:table-row>
      </table:table>
      <text:p text:style-name="P27"/>
      <text:p text:style-name="P27"/>
      <text:p text:style-name="P7">Instance: myciel6 (<text:span text:style-name="T33">n=</text:span>95, <text:span text:style-name="T33">m=</text:span>755)</text:p>
      <text:p text:style-name="P8">IBM ILOG CPLEX 12.8 egzaktn<text:span text:style-name="T35">i</text:span> rešavač: <text:span text:style-name="T35">Optimalno resenje za ovu instancu je OPT</text:span><text:span text:style-name="T36">sol</text:span><text:span text:style-name="T38">= </text:span><text:span text:style-name="T43">189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37">Method name</text:p>
          </table:table-cell>
          <table:table-cell table:style-name="Table3.A1" office:value-type="string">
            <text:p text:style-name="P37">Total time(sec)</text:p>
          </table:table-cell>
          <table:table-cell table:style-name="Table3.A1" office:value-type="string">
            <text:p text:style-name="P37">Average time(sec)</text:p>
          </table:table-cell>
          <table:table-cell table:style-name="Table3.A1" office:value-type="string">
            <text:p text:style-name="P37">Average value</text:p>
          </table:table-cell>
          <table:table-cell table:style-name="Table3.A1" office:value-type="string">
            <text:p text:style-name="P37">Best value</text:p>
          </table:table-cell>
        </table:table-row>
        <table:table-row>
          <table:table-cell table:style-name="Table3.A2" office:value-type="string">
            <text:p text:style-name="P33">Brute force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46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7">-</text:p>
          </table:table-cell>
        </table:table-row>
        <table:table-row>
          <table:table-cell table:style-name="Table3.A2" office:value-type="string">
            <text:p text:style-name="P33">Local search</text:p>
          </table:table-cell>
          <table:table-cell table:style-name="Table3.B3" office:value-type="float" office:value="210.793">
            <text:p text:style-name="P49">210.79</text:p>
          </table:table-cell>
          <table:table-cell table:style-name="Table3.B3" office:value-type="float" office:value="42.158">
            <text:p text:style-name="P49">42.16</text:p>
          </table:table-cell>
          <table:table-cell table:style-name="Table3.B3" office:value-type="float" office:value="191.8">
            <text:p text:style-name="P49">191.8</text:p>
          </table:table-cell>
          <table:table-cell table:style-name="Table3.B3" office:value-type="float" office:value="190">
            <text:p text:style-name="P49">190</text:p>
          </table:table-cell>
        </table:table-row>
        <table:table-row>
          <table:table-cell table:style-name="Table3.A2" office:value-type="string">
            <text:p text:style-name="P33">Simulated annealing</text:p>
          </table:table-cell>
          <table:table-cell table:style-name="Table3.B3" office:value-type="float" office:value="211.885">
            <text:p text:style-name="P49">211.89</text:p>
          </table:table-cell>
          <table:table-cell table:style-name="Table3.B3" office:value-type="float" office:value="42.378">
            <text:p text:style-name="P49">42.38</text:p>
          </table:table-cell>
          <table:table-cell table:style-name="Table3.B3" office:value-type="float" office:value="193.6">
            <text:p text:style-name="P49">193.6</text:p>
          </table:table-cell>
          <table:table-cell table:style-name="Table3.B3" office:value-type="float" office:value="192">
            <text:p text:style-name="P49">192</text:p>
          </table:table-cell>
        </table:table-row>
        <table:table-row>
          <table:table-cell table:style-name="Table3.A2" office:value-type="string">
            <text:p text:style-name="P33">VNS(k_max = 3)</text:p>
          </table:table-cell>
          <table:table-cell table:style-name="Table3.B3" office:value-type="float" office:value="432.217">
            <text:p text:style-name="P49">432.22</text:p>
          </table:table-cell>
          <table:table-cell table:style-name="Table3.B3" office:value-type="float" office:value="86.444">
            <text:p text:style-name="P49">86.44</text:p>
          </table:table-cell>
          <table:table-cell table:style-name="Table3.B3" office:value-type="float" office:value="189.8">
            <text:p text:style-name="P49">189.8</text:p>
          </table:table-cell>
          <table:table-cell table:style-name="Table3.E5" office:value-type="float" office:value="189">
            <text:p text:style-name="P49">189</text:p>
          </table:table-cell>
        </table:table-row>
        <table:table-row>
          <table:table-cell table:style-name="Table3.A2" office:value-type="string">
            <text:p text:style-name="P33">VNS(k_max = 5)</text:p>
          </table:table-cell>
          <table:table-cell table:style-name="Table3.A2" office:value-type="string">
            <text:p text:style-name="P66">855.382</text:p>
          </table:table-cell>
          <table:table-cell table:style-name="Table3.A2" office:value-type="string">
            <text:p text:style-name="P66">171.07</text:p>
          </table:table-cell>
          <table:table-cell table:style-name="Table3.A2" office:value-type="string">
            <text:p text:style-name="P66">189.4</text:p>
          </table:table-cell>
          <table:table-cell table:style-name="Table3.E6" office:value-type="string">
            <text:p text:style-name="P66">189</text:p>
          </table:table-cell>
        </table:table-row>
        <table:table-row>
          <table:table-cell table:style-name="Table3.A2" office:value-type="string">
            <text:p text:style-name="P33">Genetic (roulette)</text:p>
          </table:table-cell>
          <table:table-cell table:style-name="Table3.B3" office:value-type="float" office:value="256.084">
            <text:p text:style-name="P49">256.08</text:p>
          </table:table-cell>
          <table:table-cell table:style-name="Table3.B3" office:value-type="float" office:value="51.216">
            <text:p text:style-name="P49">51.22</text:p>
          </table:table-cell>
          <table:table-cell table:style-name="Table3.B3" office:value-type="float" office:value="190.4">
            <text:p text:style-name="P49">190.4</text:p>
          </table:table-cell>
          <table:table-cell table:style-name="Table3.E5" office:value-type="float" office:value="189">
            <text:p text:style-name="P49">189</text:p>
          </table:table-cell>
        </table:table-row>
        <table:table-row>
          <table:table-cell table:style-name="Table3.A2" office:value-type="string">
            <text:p text:style-name="P33">Genetic (tournament)</text:p>
          </table:table-cell>
          <table:table-cell table:style-name="Table3.B3" office:value-type="float" office:value="441.364">
            <text:p text:style-name="P49">441.36</text:p>
          </table:table-cell>
          <table:table-cell table:style-name="Table3.B3" office:value-type="float" office:value="88.272">
            <text:p text:style-name="P49">88.27</text:p>
          </table:table-cell>
          <table:table-cell table:style-name="Table3.B3" office:value-type="float" office:value="194.4">
            <text:p text:style-name="P49">194.4</text:p>
          </table:table-cell>
          <table:table-cell table:style-name="Table3.B3" office:value-type="float" office:value="194">
            <text:p text:style-name="P49">194</text:p>
          </table:table-cell>
        </table:table-row>
        <table:table-row>
          <table:table-cell table:style-name="Table3.A9" office:value-type="string">
            <text:p text:style-name="P33">Hybrid (ga + sa)</text:p>
          </table:table-cell>
          <table:table-cell table:style-name="Table3.B9" office:value-type="float" office:value="472.66">
            <text:p text:style-name="P49">472.66</text:p>
          </table:table-cell>
          <table:table-cell table:style-name="Table3.B9" office:value-type="float" office:value="94.4">
            <text:p text:style-name="P49">94.4</text:p>
          </table:table-cell>
          <table:table-cell table:style-name="Table3.D9" office:value-type="string">
            <text:p text:style-name="P49">190.2</text:p>
          </table:table-cell>
          <table:table-cell table:style-name="Table3.E9" office:value-type="string">
            <text:p text:style-name="P49">189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soft-page-break/>Grupa 2: <text:s/><text:span text:style-name="T31">100 </text:span>&lt;<text:span text:style-name="T34">=</text:span> <text:span text:style-name="T31">n &lt;</text:span><text:span text:style-name="T34">=</text:span><text:span text:style-name="T31"> 500</text:span></text:p>
      <text:p text:style-name="P28"/>
      <text:p text:style-name="P63"><text:span text:style-name="T7">Instance: mulsol.i.1 <text:s/>(</text:span><text:span text:style-name="T18">197 3925</text:span><text:span text:style-name="T7">) </text:span></text:p>
      <text:p text:style-name="P18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7">sol</text:span><text:span text:style-name="T39">= </text:span><text:span text:style-name="T45">1957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38">Method name</text:p>
          </table:table-cell>
          <table:table-cell table:style-name="Table4.A1" office:value-type="string">
            <text:p text:style-name="P38">Total time(sec)</text:p>
          </table:table-cell>
          <table:table-cell table:style-name="Table4.A1" office:value-type="string">
            <text:p text:style-name="P38">Average time(sec)</text:p>
          </table:table-cell>
          <table:table-cell table:style-name="Table4.A1" office:value-type="string">
            <text:p text:style-name="P38">Average value</text:p>
          </table:table-cell>
          <table:table-cell table:style-name="Table4.A1" office:value-type="string">
            <text:p text:style-name="P38">Best value</text:p>
          </table:table-cell>
        </table:table-row>
        <table:table-row>
          <table:table-cell table:style-name="Table4.A2" office:value-type="string">
            <text:p text:style-name="P34">Brute force</text:p>
          </table:table-cell>
          <table:table-cell table:style-name="Table4.A2" office:value-type="string">
            <text:p text:style-name="P38">-</text:p>
          </table:table-cell>
          <table:table-cell table:style-name="Table4.A2" office:value-type="string">
            <text:p text:style-name="P47">-</text:p>
          </table:table-cell>
          <table:table-cell table:style-name="Table4.A2" office:value-type="string">
            <text:p text:style-name="P38">-</text:p>
          </table:table-cell>
          <table:table-cell table:style-name="Table4.A2" office:value-type="string">
            <text:p text:style-name="P38">-</text:p>
          </table:table-cell>
        </table:table-row>
        <table:table-row>
          <table:table-cell table:style-name="Table4.A2" office:value-type="string">
            <text:p text:style-name="P34">Local search</text:p>
          </table:table-cell>
          <table:table-cell table:style-name="Table4.B3">
            <text:p text:style-name="P52"/>
          </table:table-cell>
          <table:table-cell table:style-name="Table4.B3">
            <text:p text:style-name="P53"/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</table:table-row>
        <table:table-row>
          <table:table-cell table:style-name="Table4.A2" office:value-type="string">
            <text:p text:style-name="P34">Simulated annealing</text:p>
          </table:table-cell>
          <table:table-cell table:style-name="Table4.B3">
            <text:p text:style-name="P52"/>
          </table:table-cell>
          <table:table-cell table:style-name="Table4.B3">
            <text:p text:style-name="P53"/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</table:table-row>
        <table:table-row>
          <table:table-cell table:style-name="Table4.A2" office:value-type="string">
            <text:p text:style-name="P34">VNS(k_max = 3)</text:p>
          </table:table-cell>
          <table:table-cell table:style-name="Table4.B3">
            <text:p text:style-name="P50"/>
          </table:table-cell>
          <table:table-cell table:style-name="Table4.B3">
            <text:p text:style-name="P50"/>
          </table:table-cell>
          <table:table-cell table:style-name="Table4.B3">
            <text:p text:style-name="P50"/>
          </table:table-cell>
          <table:table-cell table:style-name="Table4.B3">
            <text:p text:style-name="P50"/>
          </table:table-cell>
        </table:table-row>
        <table:table-row>
          <table:table-cell table:style-name="Table4.A2" office:value-type="string">
            <text:p text:style-name="P34">VNS(k_max = 5)</text:p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34">Genetic (roulette)</text:p>
          </table:table-cell>
          <table:table-cell table:style-name="Table4.B3">
            <text:p text:style-name="P52"/>
          </table:table-cell>
          <table:table-cell table:style-name="Table4.B3">
            <text:p text:style-name="P53"/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</table:table-row>
        <table:table-row>
          <table:table-cell table:style-name="Table4.A2" office:value-type="string">
            <text:p text:style-name="P34">Genetic (tournament)</text:p>
          </table:table-cell>
          <table:table-cell table:style-name="Table4.A2" office:value-type="string">
            <text:p text:style-name="P50"/>
          </table:table-cell>
          <table:table-cell table:style-name="Table4.B3">
            <text:p text:style-name="P50"/>
          </table:table-cell>
          <table:table-cell table:style-name="Table4.B3">
            <text:p text:style-name="P50"/>
          </table:table-cell>
          <table:table-cell table:style-name="Table4.B3">
            <text:p text:style-name="P50"/>
          </table:table-cell>
        </table:table-row>
        <table:table-row>
          <table:table-cell table:style-name="Table4.A9" office:value-type="string">
            <text:p text:style-name="P34">Hybrid (ga + sa)</text:p>
          </table:table-cell>
          <table:table-cell table:style-name="Table4.B9">
            <text:p text:style-name="P54"/>
          </table:table-cell>
          <table:table-cell table:style-name="Table4.B9">
            <text:p text:style-name="P54"/>
          </table:table-cell>
          <table:table-cell table:style-name="Table4.D9" office:value-type="string">
            <text:p text:style-name="P54"/>
          </table:table-cell>
          <table:table-cell table:style-name="Table4.E9" office:value-type="string">
            <text:p text:style-name="P54"/>
          </table:table-cell>
        </table:table-row>
      </table:table>
      <text:p text:style-name="P29"/>
      <text:p text:style-name="P29"/>
      <text:p text:style-name="P18"><text:span text:style-name="T7">Instance: ?</text:span></text:p>
      <text:p text:style-name="P19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7">sol</text:span><text:span text:style-name="T39">= ?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35">Method name</text:p>
          </table:table-cell>
          <table:table-cell table:style-name="Table5.A1" office:value-type="string">
            <text:p text:style-name="P35">Total time(sec)</text:p>
          </table:table-cell>
          <table:table-cell table:style-name="Table5.A1" office:value-type="string">
            <text:p text:style-name="P35">Average time(sec)</text:p>
          </table:table-cell>
          <table:table-cell table:style-name="Table5.A1" office:value-type="string">
            <text:p text:style-name="P35">Average value</text:p>
          </table:table-cell>
          <table:table-cell table:style-name="Table5.A1" office:value-type="string">
            <text:p text:style-name="P35">Best value</text:p>
          </table:table-cell>
        </table:table-row>
        <table:table-row>
          <table:table-cell table:style-name="Table5.A2" office:value-type="string">
            <text:p text:style-name="P35">Brute force</text:p>
          </table:table-cell>
          <table:table-cell table:style-name="Table5.B2" office:value-type="string">
            <text:p text:style-name="P35"/>
          </table:table-cell>
          <table:table-cell table:style-name="Table5.C2" office:value-type="string">
            <text:p text:style-name="P75"/>
          </table:table-cell>
          <table:table-cell table:style-name="Table5.D2" office:value-type="string">
            <text:p text:style-name="P35"/>
          </table:table-cell>
          <table:table-cell table:style-name="Table5.E2" office:value-type="string">
            <text:p text:style-name="P35"/>
          </table:table-cell>
        </table:table-row>
        <table:table-row>
          <table:table-cell table:style-name="Table5.A2" office:value-type="string">
            <text:p text:style-name="P35">Local search</text:p>
          </table:table-cell>
          <table:table-cell table:style-name="Table5.B3">
            <text:p text:style-name="P67"/>
          </table:table-cell>
          <table:table-cell table:style-name="Table5.B3">
            <text:p text:style-name="P67"/>
          </table:table-cell>
          <table:table-cell table:style-name="Table5.B3">
            <text:p text:style-name="P67"/>
          </table:table-cell>
          <table:table-cell table:style-name="Table5.B3">
            <text:p text:style-name="P67"/>
          </table:table-cell>
        </table:table-row>
        <table:table-row>
          <table:table-cell table:style-name="Table5.A2" office:value-type="string">
            <text:p text:style-name="P35">Simulated annealing</text:p>
          </table:table-cell>
          <table:table-cell table:style-name="Table5.B3">
            <text:p text:style-name="P68"/>
          </table:table-cell>
          <table:table-cell table:style-name="Table5.B3">
            <text:p text:style-name="P69"/>
          </table:table-cell>
          <table:table-cell table:style-name="Table5.B3">
            <text:p text:style-name="P68"/>
          </table:table-cell>
          <table:table-cell table:style-name="Table5.B3">
            <text:p text:style-name="P68"/>
          </table:table-cell>
        </table:table-row>
        <table:table-row>
          <table:table-cell table:style-name="Table5.A2" office:value-type="string">
            <text:p text:style-name="P35">VNS(k_max = 3)</text:p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</table:table-row>
        <table:table-row>
          <table:table-cell table:style-name="Table5.A2" office:value-type="string">
            <text:p text:style-name="P35">VNS(k_max = 5)</text:p>
          </table:table-cell>
          <table:table-cell table:style-name="Table5.B3">
            <text:p text:style-name="P48"/>
          </table:table-cell>
          <table:table-cell table:style-name="Table5.B3">
            <text:p text:style-name="P43"/>
          </table:table-cell>
          <table:table-cell table:style-name="Table5.B3">
            <text:p text:style-name="P48"/>
          </table:table-cell>
          <table:table-cell table:style-name="Table5.B3">
            <text:p text:style-name="P48"/>
          </table:table-cell>
        </table:table-row>
        <table:table-row>
          <table:table-cell table:style-name="Table5.A2" office:value-type="string">
            <text:p text:style-name="P35">Genetic (roulette)</text:p>
          </table:table-cell>
          <table:table-cell table:style-name="Table5.B3">
            <text:p text:style-name="P70"/>
          </table:table-cell>
          <table:table-cell table:style-name="Table5.B3">
            <text:p text:style-name="P71"/>
          </table:table-cell>
          <table:table-cell table:style-name="Table5.B3">
            <text:p text:style-name="P70"/>
          </table:table-cell>
          <table:table-cell table:style-name="Table5.B3">
            <text:p text:style-name="P70"/>
          </table:table-cell>
        </table:table-row>
        <table:table-row>
          <table:table-cell table:style-name="Table5.A2" office:value-type="string">
            <text:p text:style-name="P35">Genetic (tournament)</text:p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</table:table-row>
        <table:table-row table:style-name="Table5.1">
          <table:table-cell table:style-name="Table5.A9" office:value-type="string">
            <text:p text:style-name="P35">Hybrid (ga + sa)</text:p>
          </table:table-cell>
          <table:table-cell table:style-name="Table5.B9">
            <text:p text:style-name="P72"/>
          </table:table-cell>
          <table:table-cell table:style-name="Table5.B9">
            <text:p text:style-name="P72"/>
          </table:table-cell>
          <table:table-cell table:style-name="Table5.B9">
            <text:p text:style-name="P72"/>
          </table:table-cell>
          <table:table-cell table:style-name="Table5.B9">
            <text:p text:style-name="P72"/>
          </table:table-cell>
        </table:table-row>
      </table:table>
      <text:p text:style-name="P30"/>
      <text:p text:style-name="P30"/>
      <text:p text:style-name="P6">Instance: fpsol2.i.2 (<text:span text:style-name="T33">n=</text:span><text:span text:style-name="T32">451,</text:span><text:span text:style-name="T30"> </text:span><text:span text:style-name="T33">m=</text:span><text:span text:style-name="T32">8691</text:span>)</text:p>
      <text:p text:style-name="P18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7">sol</text:span><text:span text:style-name="T39">= </text:span><text:span text:style-name="T38">1668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39">Method name</text:p>
          </table:table-cell>
          <table:table-cell table:style-name="Table6.A1" office:value-type="string">
            <text:p text:style-name="P39">Total time(sec)</text:p>
          </table:table-cell>
          <table:table-cell table:style-name="Table6.A1" office:value-type="string">
            <text:p text:style-name="P39">Average time(sec)</text:p>
          </table:table-cell>
          <table:table-cell table:style-name="Table6.A1" office:value-type="string">
            <text:p text:style-name="P39">Average value</text:p>
          </table:table-cell>
          <table:table-cell table:style-name="Table6.A1" office:value-type="string">
            <text:p text:style-name="P39">Best value</text:p>
          </table:table-cell>
        </table:table-row>
        <table:table-row>
          <table:table-cell table:style-name="Table6.A2" office:value-type="string">
            <text:p text:style-name="P35">Brute force</text:p>
          </table:table-cell>
          <table:table-cell table:style-name="Table6.A2" office:value-type="string">
            <text:p text:style-name="P39">-</text:p>
          </table:table-cell>
          <table:table-cell table:style-name="Table6.A2" office:value-type="string">
            <text:p text:style-name="P48">-</text:p>
          </table:table-cell>
          <table:table-cell table:style-name="Table6.A2" office:value-type="string">
            <text:p text:style-name="P39">-</text:p>
          </table:table-cell>
          <table:table-cell table:style-name="Table6.A2" office:value-type="string">
            <text:p text:style-name="P39">-</text:p>
          </table:table-cell>
        </table:table-row>
        <table:table-row>
          <table:table-cell table:style-name="Table6.A2" office:value-type="string">
            <text:p text:style-name="P35">Local search</text:p>
          </table:table-cell>
          <table:table-cell table:style-name="Table6.B3" office:value-type="float" office:value="5465.932">
            <text:p text:style-name="P55">5465.93</text:p>
          </table:table-cell>
          <table:table-cell table:style-name="Table6.B3" office:value-type="float" office:value="1093.186">
            <text:p text:style-name="P55">1093.19</text:p>
          </table:table-cell>
          <table:table-cell table:style-name="Table6.B3" office:value-type="float" office:value="1901.8">
            <text:p text:style-name="P55">1901.8</text:p>
          </table:table-cell>
          <table:table-cell table:style-name="Table6.B3" office:value-type="float" office:value="1879">
            <text:p text:style-name="P55">1879</text:p>
          </table:table-cell>
        </table:table-row>
        <table:table-row>
          <table:table-cell table:style-name="Table6.A2" office:value-type="string">
            <text:p text:style-name="P35">Simulated annealing</text:p>
          </table:table-cell>
          <table:table-cell table:style-name="Table6.B3" office:value-type="float" office:value="5377.082">
            <text:p text:style-name="P56">5377.08</text:p>
          </table:table-cell>
          <table:table-cell table:style-name="Table6.B3" office:value-type="float" office:value="1075.416">
            <text:p text:style-name="P56">1075.42</text:p>
          </table:table-cell>
          <table:table-cell table:style-name="Table6.B3" office:value-type="float" office:value="1888.2">
            <text:p text:style-name="P56">1888.2</text:p>
          </table:table-cell>
          <table:table-cell table:style-name="Table6.B3" office:value-type="float" office:value="1860">
            <text:p text:style-name="P56">1860</text:p>
          </table:table-cell>
        </table:table-row>
        <table:table-row>
          <table:table-cell table:style-name="Table6.A2" office:value-type="string">
            <text:p text:style-name="P35">VNS(k_max = 3)</text:p>
          </table:table-cell>
          <table:table-cell table:style-name="Table6.B3">
            <text:p text:style-name="P51"/>
          </table:table-cell>
          <table:table-cell table:style-name="Table6.B3">
            <text:p text:style-name="P51"/>
          </table:table-cell>
          <table:table-cell table:style-name="Table6.B3">
            <text:p text:style-name="P51"/>
          </table:table-cell>
          <table:table-cell table:style-name="Table6.B3">
            <text:p text:style-name="P51"/>
          </table:table-cell>
        </table:table-row>
        <table:table-row>
          <table:table-cell table:style-name="Table6.A2" office:value-type="string">
            <text:p text:style-name="P35">VNS(k_max = 5)</text:p>
          </table:table-cell>
          <table:table-cell table:style-name="Table6.A2" office:value-type="string">
            <text:p text:style-name="P48"/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8"/>
          </table:table-cell>
          <table:table-cell table:style-name="Table6.A2" office:value-type="string">
            <text:p text:style-name="P48"/>
          </table:table-cell>
        </table:table-row>
        <table:table-row>
          <table:table-cell table:style-name="Table6.A2" office:value-type="string">
            <text:p text:style-name="P35">Genetic (roulette)</text:p>
          </table:table-cell>
          <table:table-cell table:style-name="Table6.B3" office:value-type="float" office:value="10664.75">
            <text:p text:style-name="P56">10664.75</text:p>
          </table:table-cell>
          <table:table-cell table:style-name="Table6.B3" office:value-type="float" office:value="2132.95">
            <text:p text:style-name="P56">2132.95</text:p>
          </table:table-cell>
          <table:table-cell table:style-name="Table6.B3" office:value-type="float" office:value="1752.2">
            <text:p text:style-name="P56">1752.2</text:p>
          </table:table-cell>
          <table:table-cell table:style-name="Table6.B3" office:value-type="float" office:value="1722">
            <text:p text:style-name="P56">1722</text:p>
          </table:table-cell>
        </table:table-row>
        <table:table-row>
          <table:table-cell table:style-name="Table6.A2" office:value-type="string">
            <text:p text:style-name="P35">Genetic (tournament)</text:p>
          </table:table-cell>
          <table:table-cell table:style-name="Table6.A2" office:value-type="string">
            <text:p text:style-name="P51"/>
          </table:table-cell>
          <table:table-cell table:style-name="Table6.B3">
            <text:p text:style-name="P51"/>
          </table:table-cell>
          <table:table-cell table:style-name="Table6.B3">
            <text:p text:style-name="P51"/>
          </table:table-cell>
          <table:table-cell table:style-name="Table6.B3">
            <text:p text:style-name="P51"/>
          </table:table-cell>
        </table:table-row>
        <table:table-row>
          <table:table-cell table:style-name="Table6.A9" office:value-type="string">
            <text:p text:style-name="P35">Hybrid (ga + sa)</text:p>
          </table:table-cell>
          <table:table-cell table:style-name="Table6.B9" office:value-type="float" office:value="16057.831">
            <text:p text:style-name="P56">16057.83</text:p>
          </table:table-cell>
          <table:table-cell table:style-name="Table6.B9" office:value-type="float" office:value="3211.566">
            <text:p text:style-name="P56">3211.57</text:p>
          </table:table-cell>
          <table:table-cell table:style-name="Table6.D9" office:value-type="string">
            <text:p text:style-name="P56">1701</text:p>
          </table:table-cell>
          <table:table-cell table:style-name="Table6.E9" office:value-type="string">
            <text:p text:style-name="P56">1692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1:08.840375089</meta:creation-date>
    <dc:date>2023-03-27T00:22:36.104539499</dc:date>
    <meta:editing-duration>PT8H38M30S</meta:editing-duration>
    <meta:editing-cycles>56</meta:editing-cycles>
    <meta:generator>LibreOffice/7.3.7.2$Linux_X86_64 LibreOffice_project/30$Build-2</meta:generator>
    <meta:document-statistic meta:table-count="6" meta:image-count="0" meta:object-count="0" meta:page-count="6" meta:paragraph-count="230" meta:word-count="864" meta:character-count="5299" meta:non-whitespace-character-count="4652"/>
  </office:meta>
</office:document-meta>
</file>